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c867d"/>
    </style:style>
    <style:style style:name="P2" style:family="paragraph" style:parent-style-name="Text_20_body">
      <style:text-properties officeooo:paragraph-rsid="0032a5d7"/>
    </style:style>
    <style:style style:name="P3" style:family="paragraph" style:parent-style-name="Title">
      <style:text-properties officeooo:paragraph-rsid="0030f8e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71d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officeooo:rsid="003471d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4">Desafio 2: Desenvolvimento de Sistema Web</text:span></text:span></text:p>
      <text:p text:style-name="Text_20_body"><text:span text:style-name="Strong_20_Emphasis"/></text:p>
      <text:p text:style-name="P2"><text:span text:style-name="Strong_20_Emphasis">Contexto:</text:span><text:line-break/>Desenvolva uma solução simples utilizando a stack padrão da <text:span text:style-name="Strong_20_Emphasis">SAT</text:span>.<text:line-break/><text:span text:style-name="T3">O </text:span><text:span text:style-name="Strong_20_Emphasis"><text:span text:style-name="T3">escopo é aberto</text:span></text:span><text:span text:style-name="T3">, então você pode escolher o tema ou funcionalidade que deseja implementar, desde que respeite os critérios técnicos abaixo.</text:span></text:p>
      <text:p text:style-name="P2"><text:line-break/><text:span text:style-name="T2">E</text:span><text:span text:style-name="Strong_20_Emphasis">ntregas Esperadas:</text:span></text:p>
      <text:list xml:id="list2719410573" text:style-name="L1">
        <text:list-item>
          <text:p text:style-name="P4"><text:span text:style-name="Strong_20_Emphasis">Backend: </text:span><text:span text:style-name="Strong_20_Emphasis"><text:span text:style-name="T3">desenvolvido com </text:span></text:span><text:span text:style-name="Strong_20_Emphasis"><text:span text:style-name="T1">Spring (Java)</text:span></text:span></text:p>
        </text:list-item>
        <text:list-item text:style-override="L2">
          <text:p text:style-name="P5"><text:span text:style-name="Strong_20_Emphasis">Frontend:</text:span> utilizando <text:span text:style-name="Strong_20_Emphasis">Angular 13 </text:span><text:span text:style-name="Strong_20_Emphasis"><text:span text:style-name="T3">ou</text:span></text:span><text:span text:style-name="Strong_20_Emphasis"> 14</text:span></text:p>
        </text:list-item>
        <text:list-item text:style-override="L3">
          <text:p text:style-name="P6">Pelo menos <text:span text:style-name="Strong_20_Emphasis">duas telas funcionais</text:span></text:p>
        </text:list-item>
        <text:list-item text:style-override="L4">
          <text:p text:style-name="P7">Pelo menos <text:span text:style-name="Strong_20_Emphasis">um teste unitário</text:span> implementado com <text:span text:style-name="Strong_20_Emphasis">JUnit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6:00:57.202581500</meta:creation-date>
    <dc:date>2025-05-21T19:10:09.934695754</dc:date>
    <meta:editing-duration>PT32M4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9" meta:character-count="440" meta:non-whitespace-character-count="381"/>
  </office:meta>
</office:document-meta>
</file>